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8-11" calcext:value-type="date">
            <text:p>11/08/2025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9-04" calcext:value-type="date">
            <text:p>04/09/2025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0-06" calcext:value-type="date">
            <text:p>06/10/2025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2-16" calcext:value-type="date">
            <text:p>16/12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2-16" calcext:value-type="date">
            <text:p>16/12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6-01-12" calcext:value-type="date">
            <text:p>12/01/2026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7])" office:value-type="float" office:value="0" calcext:value-type="float">
            <text:p>-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69">
          <table:table-cell table:number-columns-repeated="64"/>
        </table:table-row>
        <table:table-row table:style-name="ro6" table:number-rows-repeated="10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23:58.915007400">00:00:00</text:time></text:span><text:span text:style-name="MT2"><text:s/></text:span></text:p>
        </style:region-center>
        <style:region-right>
          <text:p><text:span text:style-name="MT4">José Israel da Silva 347918198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Israel da Silva 3479181988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23:58.921431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34:44</meta:creation-date>
    <dc:date>2026-01-20T16:24:21.952498900</dc:date>
    <dc:language>pt-PT</dc:language>
    <meta:editing-cycles>443</meta:editing-cycles>
    <meta:editing-duration>PT13H23M43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